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fab7c" officeooo:paragraph-rsid="000fab7c"/>
    </style:style>
    <style:style style:name="P2" style:family="paragraph" style:parent-style-name="Text_20_body">
      <style:paragraph-properties fo:text-align="justify" style:justify-single-word="false"/>
      <style:text-properties officeooo:rsid="000fab7c" officeooo:paragraph-rsid="000fab7c"/>
    </style:style>
    <style:style style:name="P3" style:family="paragraph" style:parent-style-name="Text_20_body">
      <style:paragraph-properties fo:text-align="justify" style:justify-single-word="false"/>
      <style:text-properties officeooo:paragraph-rsid="000fab7c"/>
    </style:style>
    <style:style style:name="P4" style:family="paragraph" style:parent-style-name="Text_20_body">
      <style:paragraph-properties fo:text-align="justify" style:justify-single-word="false"/>
      <style:text-properties style:font-name="Liberation Sans" officeooo:rsid="000fab7c" officeooo:paragraph-rsid="000fab7c"/>
    </style:style>
    <style:style style:name="T1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struccions per instal·lar la App</text:h>
      <text:p text:style-name="P3"/>
      <text:p text:style-name="P2"><text:span text:style-name="T1">Per descarregar l’aplicació cal entrar al repositori </text:span><text:a xlink:type="simple" xlink:href="https://github.com/adriahuertas/TennisStrokeDetection" text:style-name="Internet_20_link" text:visited-style-name="Visited_20_Internet_20_Link"><text:span text:style-name="T1">https://github.com/adriahuertas/TennisStrokeDetection</text:span></text:a><text:span text:style-name="T1">. A l’arrel del repositori hi ha el fitxer per instal·lar l’aplicació: TennisStrokeDetection.apk. Cal clicar al nom del fitxer. A la dreta de la pantalla hi ha el menú “Download raw file”, que ens permetrà descarregar l’aplicació.</text:span></text:p>
      <text:p text:style-name="P4"/>
      <text:p text:style-name="P4">Una vegada descarregat, cal transferir aquest fitxer a l’smartphone Android. Després, cal obrir el fitxer des de l’smartphone i l’assistent d’Android ens preguntarà si volem instal·lar l’aplicació. Cal contestar que sí. En alguns casos, serà necessari desactivar la protecció d’Android que impedeix instal·lar aplicacions desconegudes.</text:p>
      <text:p text:style-name="P4"/>
      <text:h text:style-name="P1" text:outline-level="1">2. Instruccions per utilitzar la App</text:h>
      <text:p text:style-name="P3"/>
      <text:p text:style-name="P4">L’aplicació està pensada per capturar les dades mitjançant un smartphone situat a l’avantbraç, subjectat amb un braçalet esportiu, per sota de la munyeca per incomodar el mínim possible al tennista.</text:p>
      <text:p text:style-name="P4"/>
      <text:p text:style-name="P4">Una vegada instal·lada l’aplicació, cal prémer el botó “Enregistrar dades” per començar l’enregistrament de les dades. Tot seguit, ja es pot procedir a efectuar els colpejos. Mentre es registren les dades, la pantalla pot estar encesa o apagada.</text:p>
      <text:p text:style-name="P4"/>
      <text:p text:style-name="P4">Un cop finalitzar l’enregistrament, cal prémer el boto “Parar enregistrarment”. A continuació, es crearan dos fitxers, un amb les dades del giroscopi i un altre amb les dades de l’acceleròmetre. Els fitxers es guarden, per defecte, al directori Android/Data/com.example.tennisstrokedetection/fi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9:37:22.056279724</meta:creation-date>
    <dc:date>2023-05-23T19:48:51.931382002</dc:date>
    <meta:editing-duration>PT11M30S</meta:editing-duration>
    <meta:editing-cycles>2</meta:editing-cycles>
    <meta:generator>LibreOffice/7.5.1.2$Linux_X86_64 LibreOffice_project/fcbaee479e84c6cd81291587d2ee68cba099e129</meta:generator>
    <meta:document-statistic meta:table-count="0" meta:image-count="0" meta:object-count="0" meta:page-count="1" meta:paragraph-count="7" meta:word-count="208" meta:character-count="1485" meta:non-whitespace-character-count="1284"/>
  </office:meta>
</office:document-meta>
</file>